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4c9c" officeooo:paragraph-rsid="00084c9c"/>
    </style:style>
    <style:style style:name="P2" style:family="paragraph" style:parent-style-name="Standard">
      <style:text-properties fo:font-style="italic" officeooo:rsid="000ae68a" officeooo:paragraph-rsid="000ae68a" style:font-style-asian="italic" style:font-style-complex="italic"/>
    </style:style>
    <style:style style:name="P3" style:family="paragraph" style:parent-style-name="Standard">
      <style:text-properties officeooo:rsid="000ae68a" officeooo:paragraph-rsid="000ae68a"/>
    </style:style>
    <style:style style:name="P4" style:family="paragraph" style:parent-style-name="Standard">
      <style:text-properties officeooo:rsid="000ae68a" officeooo:paragraph-rsid="000b48b1"/>
    </style:style>
    <style:style style:name="P5" style:family="paragraph" style:parent-style-name="Standard">
      <style:text-properties officeooo:rsid="000cd718" officeooo:paragraph-rsid="000cd718"/>
    </style:style>
    <style:style style:name="P6" style:family="paragraph" style:parent-style-name="Standard">
      <style:text-properties officeooo:rsid="000e3192" officeooo:paragraph-rsid="000e3192"/>
    </style:style>
    <style:style style:name="P7" style:family="paragraph" style:parent-style-name="Standard">
      <style:text-properties officeooo:rsid="00102b0c" officeooo:paragraph-rsid="00102b0c"/>
    </style:style>
    <style:style style:name="P8" style:family="paragraph" style:parent-style-name="Standard">
      <style:text-properties officeooo:rsid="00102b0c" officeooo:paragraph-rsid="0012576c"/>
    </style:style>
    <style:style style:name="P9" style:family="paragraph" style:parent-style-name="Standard">
      <style:text-properties officeooo:rsid="00106695" officeooo:paragraph-rsid="00106695"/>
    </style:style>
    <style:style style:name="T1" style:family="text">
      <style:text-properties officeooo:rsid="00096810"/>
    </style:style>
    <style:style style:name="T2" style:family="text">
      <style:text-properties officeooo:rsid="000b48b1"/>
    </style:style>
    <style:style style:name="T3" style:family="text">
      <style:text-properties officeooo:rsid="000cf586"/>
    </style:style>
    <style:style style:name="T4" style:family="text">
      <style:text-properties officeooo:rsid="000de7ac"/>
    </style:style>
    <style:style style:name="T5" style:family="text">
      <style:text-properties officeooo:rsid="000f0f90"/>
    </style:style>
    <style:style style:name="T6" style:family="text">
      <style:text-properties officeooo:rsid="00102b0c"/>
    </style:style>
    <style:style style:name="T7" style:family="text">
      <style:text-properties officeooo:rsid="00106695"/>
    </style:style>
    <style:style style:name="T8" style:family="text">
      <style:text-properties officeooo:rsid="001257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dução</text:p>
      <text:p text:style-name="P1"><text:s text:c="2"/>Objetivo</text:p>
      <text:p text:style-name="P1"><text:s text:c="4"/>O objetivo deste documento é descrever o hardware implementado para a utilização do módulo FTDI UMFT601A, assim como o firmware necessário para <text:span text:style-name="T1">utilizá-lo.</text:span> A utilização do módulo UMFT601A, por sua vez, tem o objetivo de permitir a comunicação entre a MEB (FPGA) e o PC embarcado (NUC), <text:span text:style-name="T1">através</text:span> de uma interface USB 3.0.</text:p>
      <text:p text:style-name="P1"/>
      <text:p text:style-name="P1"><text:s text:c="2"/>Escopo</text:p>
      <text:p text:style-name="P1"><text:s text:c="4"/>O escopo deste documento é:</text:p>
      <text:p text:style-name="P1">1. Descrição do <text:span text:style-name="T1">hardware</text:span> implementado para comunicação entre módulo UMFT601A e o microprocessador NIOS II;</text:p>
      <text:p text:style-name="P1">2. Descrição do firmware utilizado para comunicação com o Hardware descrito no item 1;</text:p>
      <text:p text:style-name="P1">3. <text:span text:style-name="T6">Apresentação de</text:span> outros sistemas presentes na MEB que podem interagir com o Hardware descrito no item 1 (<text:span text:style-name="T1">memórias</text:span> DDR2, DMA, etc.);</text:p>
      <text:p text:style-name="P7">4. Apresentar o ambiente de programação e debug do microcontrolador presente na MEB;</text:p>
      <text:p text:style-name="P7">5. Apresentar uma lista de documentos e links interessantes para desenvolvimento com o módulo UMFT601A.</text:p>
      <text:p text:style-name="P1"/>
      <text:p text:style-name="P3">Hardware</text:p>
      <text:p text:style-name="P3"><text:s text:c="2"/>Introdução</text:p>
      <text:p text:style-name="P3"><text:s text:c="4"/>Para a utilização do módulo UMFT601A, foi desenvolvido um componente de hardware responsável pelo acesso físico aos pinos do módulo. Esse componente foi denominado “FTDI” e foi integrado ao sistema da MEB através do ambiente Qsys. Um diagrama de blocos geral é apresentado na figura TBD.</text:p>
      <text:p text:style-name="P3"/>
      <text:p text:style-name="P3">--<text:span text:style-name="T2">Diagrama de blocos geral;</text:span></text:p>
      <text:p text:style-name="P3"/>
      <text:p text:style-name="P3"><text:s text:c="2"/>Implementação</text:p>
      <text:p text:style-name="P3"><text:s text:c="4"/>O componente “FTDI” serve apenas como uma conexão física entre os pinos do módulo UMFT601A e o microprocessador NIOS II, não realizando nenhuma lógica especifica. O objetivo é , inicialmente, que essa lógica seja implementada em firmware para depois ser recriada em hardware.</text:p>
      <text:p text:style-name="P3"><text:s text:c="4"/>O módulo possui:</text:p>
      <text:p text:style-name="P3">- Interface com o barramento Avalon (utilizado pelo NIOS II), para escrita e leitura de seus registradores;</text:p>
      <text:p text:style-name="P3">- Registradores para acessar e controlar os pinos do módulo UMFT601A (registradores descritos na tabela TBD);</text:p>
      <text:p text:style-name="P4">- Interface externa com os pinos do módulo UMFT601A <text:span text:style-name="T2">(interface descrita na tabela </text:span>TBD<text:span text:style-name="T2">)</text:span>.</text:p>
      <text:p text:style-name="P3">O desenho do módulo “FTDI” pode ser visto na figura TBD.</text:p>
      <text:p text:style-name="P3"/>
      <text:p text:style-name="P3">--<text:span text:style-name="T2">Desenho do módulo FTDI;</text:span></text:p>
      <text:p text:style-name="P3">--<text:span text:style-name="T2">Tabela com descrição dos registradores;</text:span></text:p>
      <text:p text:style-name="P3">--<text:span text:style-name="T2">Tabela com descrição da interface;</text:span></text:p>
      <text:p text:style-name="P3"/>
      <text:p text:style-name="P5">Firmware</text:p>
      <text:p text:style-name="P5"><text:s text:c="2"/><text:span text:style-name="T3">Introdução</text:span></text:p>
      <text:p text:style-name="P5"><text:s text:c="4"/><text:span text:style-name="T3">Para acesso aos registradores do módulo “FTDI”, foi desenvolvida uma biblioteca (arquivos “FTDI.h” e “FTDI.c”, presentes na pasta “logic”) . Essa biblioteca possui funções básicas para acesso aos registradores do componente “FTDI” e aos pinos do módulo UMFT601A.</text:span></text:p>
      <text:p text:style-name="P5"/>
      <text:p text:style-name="P5"><text:s text:c="2"/><text:span text:style-name="T4">Implementação</text:span></text:p>
      <text:p text:style-name="P5"><text:soft-page-break/><text:s text:c="4"/><text:span text:style-name="T4">Foi implementado um total de TBD funções. Essas funções são listadas na tabela TBD e descritas nas tabelas TBD.</text:span></text:p>
      <text:p text:style-name="P5"/>
      <text:p text:style-name="P5">--<text:span text:style-name="T4">Tabela com lista de funções.</text:span></text:p>
      <text:p text:style-name="P5">--<text:span text:style-name="T4">Tabelas com detalhamentos das funções.</text:span></text:p>
      <text:p text:style-name="P5"/>
      <text:p text:style-name="P6">Outros Sistemas</text:p>
      <text:p text:style-name="P6"><text:s text:c="4"/><text:span text:style-name="T5">A MEB possui, além do componente “FTDI” e do microprocessador NIOS II, outros componentes e sistemas que podem interagir com o módulo UMFT601A. Entre eles, os principais são:</text:span></text:p>
      <text:p text:style-name="P6">- <text:span text:style-name="T6">Controladores de memória DDR2, para duas memórias de 1GB (denominadas “M1” e ”M2”);</text:span></text:p>
      <text:p text:style-name="P6">- <text:span text:style-name="T6">Controladores de DMA entre as memórias DDR2 (um DMA para transferência de dados de M1 para M2 e outro DMA para transferência de dados de M2 para M1);</text:span></text:p>
      <text:p text:style-name="P6">- <text:span text:style-name="T6">Controlador para LEDs da placa DE4 e do painel frontal;</text:span></text:p>
      <text:p text:style-name="P6">- <text:span text:style-name="T6">Controlador para o display de sete segmentos da placa DE4;</text:span></text:p>
      <text:p text:style-name="P6">- <text:span text:style-name="T6">Comunicação UART com o computador através de cabo USB;</text:span></text:p>
      <text:p text:style-name="P6">- <text:span text:style-name="T6">Comunicação JTAG para gravação e debug do microcontrolador.</text:span></text:p>
      <text:p text:style-name="P6"><text:s text:c="4"/><text:span text:style-name="T6">Não é do escopo deste documento fornecer descrição de como esses outros sistemas funcionam. Existem bibliotecas prontas para a utilização deles, e serão fornecidas.</text:span></text:p>
      <text:p text:style-name="P6"/>
      <text:p text:style-name="P7">Programação</text:p>
      <text:p text:style-name="P7"><text:s text:c="4"/><text:span text:style-name="T7">A programação do microcontrolador é realizado através de um cabo USB, conectado a uma interface JTAG na placa DE4. O ambiente de programação é uma versão modificada do Eclipse, fornecido pela Altera junto com o software Quartus. Para realizar os testes é necessário gravar, pelo Quartus, o hardware de testes e então programar a MEB (microcontrolador) com o Eclipse.</text:span></text:p>
      <text:p text:style-name="P8"><text:span text:style-name="T8"><text:s text:c="4"/>Embora exista um software para simulação de hardware (ModelSim, que é fornecido com o Quartus), não é possível simular o módulo FTDI ou uma interface USB 3.0. Dessa forma, se faz necessária a utilização física da MEB para qualquer teste maior complexidade.</text:span></text:p>
      <text:p text:style-name="P7"/>
      <text:p text:style-name="P9">Referências</text:p>
      <text:p text:style-name="P9"><text:s text:c="2"/>--<text:span text:style-name="T8">Manual UMFT601A</text:span></text:p>
      <text:p text:style-name="P9"><text:s text:c="2"/>--<text:span text:style-name="T8">Guias UMFT601A</text:span></text:p>
      <text:p text:style-name="P9"><text:s text:c="2"/>--<text:span text:style-name="T8">Datasheet UMFT601A</text:span></text:p>
      <text:p text:style-name="P9"><text:s text:c="3"/>--<text:span text:style-name="T8">Etc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1:53:50.740873852</meta:creation-date>
    <dc:date>2017-06-07T12:46:18.375409724</dc:date>
    <meta:editing-duration>PT37M28S</meta:editing-duration>
    <meta:editing-cycles>12</meta:editing-cycles>
    <meta:generator>LibreOffice/5.1.4.2$Linux_X86_64 LibreOffice_project/10m0$Build-2</meta:generator>
    <meta:document-statistic meta:table-count="0" meta:image-count="0" meta:object-count="0" meta:page-count="2" meta:paragraph-count="48" meta:word-count="639" meta:character-count="4044" meta:non-whitespace-character-count="3398"/>
  </office:meta>
</office:document-meta>
</file>